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officeooo:rsid="0000b0a6" officeooo:paragraph-rsid="0000b0a6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1pt" fo:font-weight="bold" officeooo:rsid="0000b0a6" officeooo:paragraph-rsid="0000b0a6" style:font-size-asian="9.60000038146973pt" style:font-weight-asian="bold" style:font-size-complex="11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1pt" fo:font-weight="normal" officeooo:rsid="0000b0a6" officeooo:paragraph-rsid="0000b0a6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473: Computational Finance</text:p>
      <text:p text:style-name="P1">Lab 01 Report</text:p>
      <text:p text:style-name="P1">Abheek Ghosh – 140123047</text:p>
      <text:p text:style-name="P1"/>
      <text:p text:style-name="P2">Question 1</text:p>
      <text:p text:style-name="P2"/>
      <text:p text:style-name="P2">Question 2</text:p>
      <text:p text:style-name="P2"/>
      <text:p text:style-name="P2">Question 3</text:p>
      <text:p text:style-name="P2"/>
      <text:p text:style-name="P2">Question 4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16:05:59.231286297</dc:date>
    <meta:editing-duration>PT6M2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7" meta:character-count="105" meta:non-whitespace-character-count="94"/>
  </office:meta>
</office:document-meta>
</file>